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size="18pt" style:font-size-asian="18pt" style:font-size-complex="18pt"/>
    </style:style>
    <style:style style:name="P4" style:parent-style-name="Standard" style:family="paragraph">
      <style:text-properties fo:font-size="18pt" style:font-size-asian="18pt" style:font-size-complex="18pt"/>
    </style:style>
    <style:style style:name="P5" style:parent-style-name="Standard" style:family="paragraph">
      <style:text-properties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P11" style:parent-style-name="Standard" style:family="paragraph">
      <style:text-properties fo:font-size="18pt" style:font-size-asian="18pt" style:font-size-complex="18pt"/>
    </style:style>
    <style:style style:name="P12" style:parent-style-name="Standard" style:family="paragraph">
      <style:text-properties fo:font-size="18pt" style:font-size-asian="18pt" style:font-size-complex="18pt"/>
    </style:style>
    <style:style style:name="P13" style:parent-style-name="Standard" style:family="paragraph">
      <style:text-properties fo:font-size="18pt" style:font-size-asian="18pt" style:font-size-complex="18pt"/>
    </style:style>
    <style:style style:name="P14" style:parent-style-name="Standard" style:family="paragraph">
      <style:text-properties fo:font-size="18pt" style:font-size-asian="18pt" style:font-size-complex="18pt"/>
    </style:style>
    <style:style style:name="P15" style:parent-style-name="Standard" style:family="paragraph">
      <style:text-properties fo:font-size="18pt" style:font-size-asian="18pt" style:font-size-complex="18pt"/>
    </style:style>
    <style:style style:name="P16" style:parent-style-name="Standard" style:family="paragraph">
      <style:text-properties fo:font-size="18pt" style:font-size-asian="18pt" style:font-size-complex="18pt"/>
    </style:style>
    <style:style style:name="P17" style:parent-style-name="Standard" style:family="paragraph">
      <style:text-properties fo:font-size="18pt" style:font-size-asian="18pt" style:font-size-complex="18pt"/>
    </style:style>
    <style:style style:name="P18" style:parent-style-name="Standard" style:family="paragraph">
      <style:text-properties fo:font-size="18pt" style:font-size-asian="18pt" style:font-size-complex="18pt"/>
    </style:style>
    <style:style style:name="P19" style:parent-style-name="Standard" style:family="paragraph">
      <style:text-properties fo:font-size="18pt" style:font-size-asian="18pt" style:font-size-complex="18pt"/>
    </style:style>
    <style:style style:name="P20" style:parent-style-name="Standard" style:family="paragraph">
      <style:text-properties fo:font-size="18pt" style:font-size-asian="18pt" style:font-size-complex="18pt"/>
    </style:style>
    <style:style style:name="P21" style:parent-style-name="Standard" style:family="paragraph">
      <style:text-properties fo:font-size="18pt" style:font-size-asian="18pt" style:font-size-complex="18pt"/>
    </style:style>
    <style:style style:name="P22" style:parent-style-name="Standard" style:family="paragraph">
      <style:text-properties fo:font-size="18pt" style:font-size-asian="18pt" style:font-size-complex="18pt"/>
    </style:style>
    <style:style style:name="P23" style:parent-style-name="Standard" style:family="paragraph">
      <style:text-properties fo:font-size="18pt" style:font-size-asian="18pt" style:font-size-complex="18pt"/>
    </style:style>
    <style:style style:name="T24" style:parent-style-name="Fuentedepárrafopredeter." style:family="text">
      <style:text-properties fo:font-size="18pt" style:font-size-asian="18pt" style:font-size-complex="18pt"/>
    </style:style>
  </office:automatic-styles>
  <office:body>
    <office:text text:use-soft-page-breaks="true">
      <text:p text:style-name="P1">MEMORIA</text:p>
      <text:p text:style-name="P2"/>
      <text:p text:style-name="P3">Jueves 23/3/2017</text:p>
      <text:p text:style-name="P4"><text:tab/>He añadido los frameworks de Bootstrap así como de jQuery.</text:p>
      <text:p text:style-name="P5"><text:tab/>He creado la estructura simple del html principal y el formulario de login.</text:p>
      <text:p text:style-name="P6"/>
      <text:p text:style-name="P7">Viernes 24/3/2017</text:p>
      <text:p text:style-name="P8"><text:tab/>He modificado las consultas de Chefran, al ser en PDO debían ser en columnas según lo dimos en clase.</text:p>
      <text:p text:style-name="P9"><text:tab/>He añadido una redirección en cerrar.php y en el index en caso de que el usuario ya estuviera en la sesión.</text:p>
      <text:p text:style-name="P10"><text:tab/>He encriptado la contraseña al inicio de la<text:s/>creación de la variable.</text:p>
      <text:p text:style-name="P11"/>
      <text:p text:style-name="P12">Sábado 25/3/2017</text:p>
      <text:p text:style-name="P13"><text:tab/>He añadido algo de css al index.php, además de unas clases al login para que quede bien.</text:p>
      <text:p text:style-name="P14"><text:tab/>He creado un Style.css para que editemos ahí lo que haya que editar de BootStrap, aun así hay que mejorarlo que no es bueno utilizar mucho el !important.</text:p>
      <text:p text:style-name="P15"><text:tab/>He añadido el navegador y lo he modificado, también el container del login maquetado con FlexBox, que para algo que aprendí con Ernesto estaría feo no utilizarlo.</text:p>
      <text:p text:style-name="P16"/>
      <text:p text:style-name="P17">Sábado 8/4/2017</text:p>
      <text:p text:style-name="P18"><text:tab/>Hemos añadido el calendario entre los dos, hemos conseguido hacerlo funcionar y nos faltan unos flecos que añadir para que quede perfecto.</text:p>
      <text:p text:style-name="P19"/>
      <text:p text:style-name="P20">Los datos mediante el PHP se van a añadir al jQuery para que nos muestre los eventos ya guardados. PHP los recogerá de la base de datos, con un botón de guardar nos guardará todo en la base de datos con 2 campos vacíos con las series y demás y nos cargara los eventos en el script y en un historial donde podemos registrar<text:s/><text:soft-page-break/>los datos del ejercicio y guardarlos, para así tener constancia de ellos y ya hacer una gráfica/historial o lo que nos plazca.</text:p>
      <text:p text:style-name="P21"/>
      <text:p text:style-name="P22">Arreglar “draggable events” para añadir varios ejercicios y no solo uno.</text:p>
      <text:p text:style-name="P23"/>
      <text:p text:style-name="Standard"><text:span text:style-name="T24">Arreglar los select para que sean dependientes el uno del otr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uillermo Molero García</dc:creator>
    <meta:creation-date>2017-03-21T19:17:00Z</meta:creation-date>
    <dc:date>2017-04-08T20:36:00Z</dc:date>
    <meta:template xlink:href="Normal" xlink:type="simple"/>
    <meta:editing-cycles>7</meta:editing-cycles>
    <meta:editing-duration>PT660S</meta:editing-duration>
    <meta:document-statistic meta:page-count="2" meta:paragraph-count="3" meta:word-count="252" meta:character-count="1635" meta:row-count="11" meta:non-whitespace-character-count="1386"/>
  </office:meta>
</office:document-meta>
</file>